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</office:automatic-styles>
  <office:body>
    <office:spreadsheet>
      <table:table table:name="Sheet1_2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ORIGINAL FIL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ONVERTED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string">
            <text:p>addPIS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ai2mif.c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 office:value-type="string">
            <text:p>axisLabels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bilogplot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bplogsmooth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bquantize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bunquantize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calculateQ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calculate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calculate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cancelPZ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changeFig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circ_smooth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clans5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clans6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clans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Contents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db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dbp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dbv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delay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designHBF6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designHBF7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designHB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designLCBP6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designLCBP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Document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dsclans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dsclansObj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dsdemo1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1">
          <table:table-cell office:value-type="string">
            <text:p>dsdemo2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1">
          <table:table-cell office:value-type="string">
            <text:p>dsdemo3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1">
          <table:table-cell office:value-type="string">
            <text:p>dsdemo4fig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1">
          <table:table-cell office:value-type="string">
            <text:p>dsdemo4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1">
          <table:table-cell office:value-type="string">
            <text:p>dsdemo4.mat</text:p>
          </table:table-cell>
          <table:table-cell office:value-type="string">
            <text:p>MAT-file</text:p>
          </table:table-cell>
          <table:table-cell/>
          <table:table-cell office:value-type="string">
            <text:p>demo</text:p>
          </table:table-cell>
        </table:table-row>
        <table:table-row table:style-name="ro1">
          <table:table-cell office:value-type="string">
            <text:p>dsdemo5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1">
          <table:table-cell office:value-type="string">
            <text:p>dsdemo6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1">
          <table:table-cell office:value-type="string">
            <text:p>dsdemo7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1">
          <table:table-cell office:value-type="string">
            <text:p>dsdemo8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1">
          <table:table-cell office:value-type="string">
            <text:p>dsexample1.m</text:p>
          </table:table-cell>
          <table:table-cell office:value-type="string">
            <text:p>M-file</text:p>
          </table:table-cell>
          <table:table-cell/>
          <table:table-cell office:value-type="string">
            <text:p>example</text:p>
          </table:table-cell>
        </table:table-row>
        <table:table-row table:style-name="ro1">
          <table:table-cell office:value-type="string">
            <text:p>dsexample2.m</text:p>
          </table:table-cell>
          <table:table-cell office:value-type="string">
            <text:p>M-file</text:p>
          </table:table-cell>
          <table:table-cell/>
          <table:table-cell office:value-type="string">
            <text:p>example</text:p>
          </table:table-cell>
        </table:table-row>
        <table:table-row table:style-name="ro1">
          <table:table-cell office:value-type="string">
            <text:p>dsexample3.m</text:p>
          </table:table-cell>
          <table:table-cell office:value-type="string">
            <text:p>M-file</text:p>
          </table:table-cell>
          <table:table-cell/>
          <table:table-cell office:value-type="string">
            <text:p>example</text:p>
          </table:table-cell>
        </table:table-row>
        <table:table-row table:style-name="ro1">
          <table:table-cell office:value-type="string">
            <text:p>dsexample4.m</text:p>
          </table:table-cell>
          <table:table-cell office:value-type="string">
            <text:p>M-file</text:p>
          </table:table-cell>
          <table:table-cell/>
          <table:table-cell office:value-type="string">
            <text:p>example</text:p>
          </table:table-cell>
        </table:table-row>
        <table:table-row table:style-name="ro1">
          <table:table-cell office:value-type="string">
            <text:p>ds_f1f2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ds_freq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ds_hann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ds_optzeros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ds_quantize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ds_synNTFobj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SToolbox.pdf</text:p>
          </table:table-cell>
          <table:table-cell table:style-name="ce2" office:value-type="string">
            <text:p>pdf</text:p>
          </table:table-cell>
          <table:table-cell table:style-name="ce2"/>
          <table:table-cell table:style-name="ce2" office:value-type="string">
            <text:p>doc</text:p>
          </table:table-cell>
        </table:table-row>
        <table:table-row table:style-name="ro1">
          <table:table-cell office:value-type="string">
            <text:p>ESLselect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evalF0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evalF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evalMixed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evalRPoly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eval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evalTFP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exampleHB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figureMagic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findPattern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flattenStruct.c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 office:value-type="string">
            <text:p>flattenStruct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frespF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frespHB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impL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infnor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l1nor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LCObj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LCObj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LCoptparam2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LCparam2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LCplot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logsmooth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lollipop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mapABC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mapCto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mapQto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mapRtoQ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mod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mod2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nabsH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table:style-name="ce2" office:value-type="string">
            <text:p>OnePageStory.pdf</text:p>
          </table:table-cell>
          <table:table-cell table:style-name="ce2" office:value-type="string">
            <text:p>pdf</text:p>
          </table:table-cell>
          <table:table-cell table:style-name="ce2"/>
          <table:table-cell table:style-name="ce2" office:value-type="string">
            <text:p>doc</text:p>
          </table:table-cell>
        </table:table-row>
        <table:table-row table:style-name="ro1">
          <table:table-cell office:value-type="string">
            <text:p>padb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padl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pad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padt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partitionABC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peak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PlotExampleSpectru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plotPZ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plotSpectru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plotUsage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PosInvSet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predict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printmi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pulse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realizeNTF_ct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realize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realizeQ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rmsGain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rms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scaleABC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selectQESL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simulateDSM.c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 office:value-type="string">
            <text:p>simulateDS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simulateESL.c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 office:value-type="string">
            <text:p>simulateESL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simulateHB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simulateQDS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simulateQESL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simulateQ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simulate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sinc_decimate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SIunits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stuffABC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synthesizeChebyshev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synthesizeNTF0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synthesizeNTF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synthesize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synthesizeQ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thermomete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undb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undbp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undbv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1">
          <table:table-cell office:value-type="string">
            <text:p>zinc.m</text:p>
          </table:table-cell>
          <table:table-cell office:value-type="string">
            <text:p>M-file</text:p>
          </table:table-cell>
          <table:table-cell table:number-columns-repeated="2"/>
        </table:table-row>
      </table:table>
      <table:table table:name="Sheet1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94bd5e"/>
    </style:style>
    <style:style style:name="NOT_20_DONE" style:display-name="NOT DONE" style:family="table-cell" style:parent-style-name="Default">
      <style:table-cell-properties fo:background-color="#b84747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venturi </meta:initial-creator>
    <meta:creation-date>2013-10-02T16:51:27</meta:creation-date>
    <dc:date>2013-10-02T17:06:23</dc:date>
    <dc:creator>gventuri </dc:creator>
    <meta:editing-duration>P0D</meta:editing-duration>
    <meta:editing-cycles>1</meta:editing-cycles>
    <meta:document-statistic meta:table-count="4" meta:cell-count="270" meta:object-count="0"/>
    <meta:generator>LibreOffice/3.5$Linux_x86 LibreOffice_project/350m1$Build-2</meta:generator>
  </office:meta>
</office:document-meta>
</file>